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fill-color="#dddddd" draw:textarea-horizontal-align="justify" draw:textarea-vertical-align="top" draw:auto-grow-height="false" fo:min-height="14.355cm" fo:min-width="21.549cm"/>
      <style:paragraph-properties style:writing-mode="lr-tb"/>
    </style:style>
    <style:style style:name="gr2" style:family="graphic" style:parent-style-name="standard">
      <style:graphic-properties svg:stroke-color="#808080" draw:fill-color="#999999" draw:textarea-horizontal-align="justify" draw:textarea-vertical-align="top" draw:auto-grow-height="false" fo:min-height="7.37cm" fo:min-width="10.549cm"/>
      <style:paragraph-properties style:writing-mode="lr-tb"/>
    </style:style>
    <style:style style:name="gr3" style:family="graphic" style:parent-style-name="standard">
      <style:graphic-properties draw:stroke="dash" draw:stroke-dash="Dashed_20__28_var_29_" svg:stroke-width="0.081cm" svg:stroke-color="#1c1c1c" draw:marker-start-width="0.321cm" draw:marker-end-width="0.321cm" draw:fill-color="#eeeeee" draw:textarea-horizontal-align="justify" draw:textarea-vertical-align="middle" draw:auto-grow-height="false" fo:min-height="1.469cm" fo:min-width="3.505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1c1c1c" draw:marker-start-width="0.321cm" draw:marker-end-width="0.321cm" draw:fill-color="#eeeeee" draw:textarea-horizontal-align="justify" draw:textarea-vertical-align="middle" draw:auto-grow-height="false" fo:min-height="1.469cm" fo:min-width="3.505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1c1c1c" draw:marker-start-width="0.321cm" draw:marker-end-width="0.321cm" draw:fill-color="#eeeeee" draw:textarea-horizontal-align="justify" draw:textarea-vertical-align="middle" draw:auto-grow-height="false" fo:min-height="1.782cm" fo:min-width="3.564c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svg:stroke-width="0.081cm" svg:stroke-color="#1c1c1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1c1c1c" draw:marker-start-width="0.321cm" draw:marker-end="Arrow" draw:marker-end-width="0.421cm" draw:fill="solid" draw:textarea-vertical-align="middle" fo:padding-top="0.165cm" fo:padding-bottom="0.165cm" fo:padding-left="0.29cm" fo:padding-right="0.29cm"/>
      <style:paragraph-properties style:writing-mode="lr-tb"/>
    </style:style>
    <style:style style:name="gr8" style:family="graphic" style:parent-style-name="objectwithoutfill">
      <style:graphic-properties draw:stroke="dash" draw:stroke-dash="Dashed_20__28_var_29_" svg:stroke-width="0.081cm" svg:stroke-color="#1c1c1c" draw:marker-start-width="0.321cm" draw:marker-end="Arrow" draw:marker-end-width="0.421cm" draw:fill="solid" draw:textarea-vertical-align="middle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objectwithoutfill">
      <style:graphic-properties draw:stroke="dash" draw:stroke-dash="Dashed_20__28_var_29_" svg:stroke-width="0.081cm" svg:stroke-color="#1c1c1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53cm" svg:stroke-color="#1c1c1c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999999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P7" style:family="paragraph">
      <loext:graphic-properties draw:fill="solid"/>
      <style:paragraph-properties fo:text-align="center"/>
      <style:text-properties fo:font-size="15pt" style:font-size-asian="15pt" style:font-size-complex="15pt"/>
    </style:style>
    <style:style style:name="P8" style:family="paragraph">
      <style:text-properties fo:font-size="15pt" style:font-size-asian="15pt" style:font-size-complex="15pt"/>
    </style:style>
    <style:style style:name="P9" style:family="paragraph">
      <loext:graphic-properties draw:fill="none" draw:fill-color="#ffffff"/>
      <style:text-properties fo:font-size="15pt" style:font-size-asian="15pt" style:font-size-complex="15pt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2.049cm" svg:height="14.605cm" svg:x="-2.507cm" svg:y="5.445cm">
          <text:p text:style-name="P1"><text:span text:style-name="T1">Virtual World <text:s text:c="63"/>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049cm" svg:height="7.62cm" svg:x="8.493cm" svg:y="5.445cm">
          <text:p text:style-name="P1"><text:span text:style-name="T1">Real Worl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4.191cm" svg:height="1.905cm" svg:x="6.461cm" svg:y="6.604cm">
          <text:p text:style-name="P1">Problem<text:line-break/>Stat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2" draw:id="id2" draw:layer="layout" svg:width="4.191cm" svg:height="1.905cm" svg:x="12.557cm" svg:y="10.525cm">
          <text:p text:style-name="P1">Reference<text:line-break/>Behavi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5" draw:id="id5" draw:layer="layout" svg:width="4.191cm" svg:height="1.905cm" svg:x="0.557cm" svg:y="10.525cm">
          <text:p text:style-name="P1">Simulation<text:line-break/>Resul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4" draw:id="id4" draw:layer="layout" svg:width="4.064cm" svg:height="2.032cm" svg:x="2.332cm" svg:y="15.224cm">
          <text:p text:style-name="P1">Executable<text:line-break/>Model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4.064cm" svg:height="2.032cm" svg:x="10.732cm" svg:y="15.224cm">
          <text:p text:style-name="P1">Model<text:line-break/>Concepts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0.652cm" svg:y1="7.556cm" svg:x2="14.652cm" svg:y2="10.525cm" draw:start-shape="id1" draw:start-glue-point="1" draw:end-shape="id2" draw:end-glue-point="0" svg:d="M10652 7556l4000 2969" svg:viewBox="0 0 4001 2970">
          <text:p/>
        </draw:connector>
        <draw:connector draw:style-name="gr6" draw:text-style-name="P5" draw:layer="layout" draw:type="line" svg:x1="14.652cm" svg:y1="12.43cm" svg:x2="12.764cm" svg:y2="15.224cm" draw:start-shape="id2" draw:start-glue-point="2" draw:end-shape="id3" draw:end-glue-point="0" svg:d="M14652 12430l-1888 2794" svg:viewBox="0 0 1889 2795">
          <text:p/>
        </draw:connector>
        <draw:connector draw:style-name="gr7" draw:text-style-name="P7" draw:layer="layout" draw:type="line" svg:x1="10.732cm" svg:y1="16.24cm" svg:x2="6.396cm" svg:y2="16.24cm" draw:start-shape="id3" draw:start-glue-point="3" draw:end-shape="id4" draw:end-glue-point="1" svg:d="M10732 16240h-4336" svg:viewBox="0 0 4337 1">
          <text:p text:style-name="P6"/>
          <text:p text:style-name="P6"/>
          <text:p text:style-name="P6">Formalization</text:p>
        </draw:connector>
        <draw:connector draw:style-name="gr6" draw:text-style-name="P5" draw:layer="layout" draw:type="line" svg:x1="4.364cm" svg:y1="15.224cm" svg:x2="2.652cm" svg:y2="12.43cm" draw:start-shape="id4" draw:start-glue-point="0" draw:end-shape="id5" draw:end-glue-point="2" svg:d="M4364 15224l-1712-2794" svg:viewBox="0 0 1713 2795">
          <text:p/>
        </draw:connector>
        <draw:connector draw:style-name="gr6" draw:text-style-name="P5" draw:layer="layout" draw:type="line" svg:x1="2.652cm" svg:y1="10.525cm" svg:x2="6.461cm" svg:y2="7.556cm" draw:start-shape="id5" draw:start-glue-point="0" draw:end-shape="id1" draw:end-glue-point="3" svg:d="M2652 10525l3809-2969" svg:viewBox="0 0 3810 2970">
          <text:p/>
        </draw:connector>
        <draw:connector draw:style-name="gr8" draw:text-style-name="P5" draw:layer="layout" draw:type="line" svg:x1="4.748cm" svg:y1="11.477cm" svg:x2="12.557cm" svg:y2="11.477cm" draw:start-shape="id5" draw:start-glue-point="1" draw:end-shape="id2" svg:d="M4748 11477h7809" svg:viewBox="0 0 7810 1">
          <text:p text:style-name="P1"><text:span text:style-name="T2">Validation</text:span></text:p>
          <text:p text:style-name="P1"/>
        </draw:connector>
        <draw:frame draw:style-name="gr9" draw:text-style-name="P9" draw:layer="layout" svg:width="3.165cm" svg:height="0.839cm" svg:x="14.262cm" svg:y="13.427cm">
          <draw:text-box>
            <text:p text:style-name="P8">Abstraction</text:p>
          </draw:text-box>
        </draw:frame>
        <draw:frame draw:style-name="gr9" draw:text-style-name="P9" draw:layer="layout" svg:width="3.106cm" svg:height="0.839cm" svg:x="14.208cm" svg:y="18.099cm">
          <draw:text-box>
            <text:p text:style-name="P8">Verification</text:p>
          </draw:text-box>
        </draw:frame>
        <draw:frame draw:style-name="gr9" draw:text-style-name="P9" draw:layer="layout" svg:width="3.106cm" svg:height="0.839cm" svg:x="-1.034cm" svg:y="17.618cm">
          <draw:text-box>
            <text:p text:style-name="P8">Verification</text:p>
          </draw:text-box>
        </draw:frame>
        <draw:frame draw:style-name="gr9" draw:text-style-name="P9" draw:layer="layout" svg:width="4.346cm" svg:height="0.839cm" svg:x="-1.681cm" svg:y="13.554cm">
          <draw:text-box>
            <text:p text:style-name="P8">Experimentation</text:p>
          </draw:text-box>
        </draw:frame>
        <draw:frame draw:style-name="gr9" draw:text-style-name="P9" draw:layer="layout" svg:width="3.791cm" svg:height="2.015cm" svg:x="1.508cm" svg:y="7.542cm">
          <draw:text-box>
            <text:p text:style-name="P8">Interpretation,<text:line-break/>Evaluation,<text:line-break/>Analysis</text:p>
          </draw:text-box>
        </draw:frame>
        <draw:frame draw:style-name="gr9" draw:text-style-name="P11" draw:layer="layout" svg:width="4.646cm" svg:height="2.015cm" svg:x="12.938cm" svg:y="7.731cm">
          <draw:text-box>
            <text:p text:style-name="P10"><text:span text:style-name="T2">Refinement( wit</text:span><text:span text:style-name="T2">h</text:span><text:span text:style-name="T2"><text:line-break/></text:span><text:span text:style-name="T2">focus on </text:span><text:span text:style-name="T2">dynamic</text:span><text:span text:style-name="T2"><text:line-break/></text:span><text:span text:style-name="T2">aspects)</text:span></text:p>
          </draw:text-box>
        </draw:frame>
        <draw:connector draw:style-name="gr10" draw:text-style-name="P5" draw:layer="layout" draw:type="curve" draw:line-skew="0.713cm" svg:x1="4.364cm" svg:y1="17.256cm" svg:x2="12.764cm" svg:y2="17.256cm" draw:start-shape="id4" draw:start-glue-point="2" draw:end-shape="id3" draw:end-glue-point="2" svg:d="M4364 17256c0 1881 8400 1881 8400 0" svg:viewBox="0 0 8401 1412">
          <text:p/>
        </draw:connector>
        <draw:connector draw:style-name="gr10" draw:text-style-name="P5" draw:layer="layout" draw:type="curve" draw:line-skew="-1.73cm" svg:x1="0.557cm" svg:y1="11.477cm" svg:x2="2.332cm" svg:y2="16.24cm" draw:start-shape="id5" draw:start-glue-point="3" draw:end-shape="id4" draw:end-glue-point="3" svg:d="M557 11477c-3408 0-4295 4763 1775 4763" svg:viewBox="0 0 4451 4764">
          <text:p/>
        </draw:connector>
        <draw:connector draw:style-name="gr10" draw:text-style-name="P5" draw:layer="layout" draw:type="curve" draw:line-skew="1.534cm" svg:x1="14.796cm" svg:y1="16.24cm" svg:x2="16.748cm" svg:y2="11.477cm" draw:start-shape="id3" draw:start-glue-point="1" draw:end-shape="id2" draw:end-glue-point="1" svg:d="M14796 16240c6040 0 5064-4763 1952-4763" svg:viewBox="0 0 4419 4764">
          <text:p/>
        </draw:connector>
        <draw:line draw:style-name="gr11" draw:text-style-name="P5" draw:layer="layout" svg:x1="0.492cm" svg:y1="17.637cm" svg:x2="0.492cm" svg:y2="16.24cm">
          <text:p/>
        </draw:line>
        <draw:line draw:style-name="gr11" draw:text-style-name="P5" draw:layer="layout" svg:x1="14.335cm" svg:y1="18.399cm" svg:x2="12.557cm" svg:y2="18.018cm">
          <text:p/>
        </draw:line>
        <draw:line draw:style-name="gr11" draw:text-style-name="P5" draw:layer="layout" svg:x1="16.875cm" svg:y1="18.018cm" svg:x2="17.383cm" svg:y2="16.2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3:18:04.054041751</meta:creation-date>
    <dc:date>2020-10-19T13:27:19.090775690</dc:date>
    <meta:editing-duration>PT9M15S</meta:editing-duration>
    <meta:editing-cycles>1</meta:editing-cycles>
    <meta:generator>LibreOffice/6.4.6.2$Linux_X86_64 LibreOffice_project/40$Build-2</meta:generator>
    <meta:document-statistic meta:object-count="25"/>
  </office:meta>
</office:document-meta>
</file>